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roducto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Unidad PAC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atX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ASO 1: (Cantidad Nueva + Cantidad Anterior) / Unidad PAC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guimiento 1</text:p>
          </table:table-cell>
          <table:table-cell table:number-columns-repeated="3"/>
          <table:table-cell office:value-type="string" calcext:value-type="string">
            <text:p>Si (PASO 1 &gt;= 1) restar = ENTERO(PASO 1) restar de stoc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tX 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PASO 2: Guardar en tabla “BufferProductos” cantidad restante, si no hay el registro de producto Crear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eguimiento 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tX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BufferProducto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at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([.G11]+[.H11])/[.I11]" office:value-type="float" office:value="0.6" calcext:value-type="float">
            <text:p>0,6</text:p>
          </table:table-cell>
          <table:table-cell table:formula="of:=INT([.J11])" office:value-type="float" office:value="0" calcext:value-type="float">
            <text:p>0</text:p>
          </table:table-cell>
          <table:table-cell table:formula="of:=([.J11]-INT([.J11]))*1000"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Seguimiento 3</text:p>
          </table:table-cell>
          <table:table-cell table:number-columns-repeated="4"/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([.G12]+[.H12])/[.I12]" office:value-type="float" office:value="1.3" calcext:value-type="float">
            <text:p>1,3</text:p>
          </table:table-cell>
          <table:table-cell table:formula="of:=INT([.J12])" office:value-type="float" office:value="1" calcext:value-type="float">
            <text:p>1</text:p>
          </table:table-cell>
          <table:table-cell table:formula="of:=([.J12]-INT([.J12]))*1000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RatX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([.G13]+[.H13])/[.I13]" office:value-type="float" office:value="0.8" calcext:value-type="float">
            <text:p>0,8</text:p>
          </table:table-cell>
          <table:table-cell table:formula="of:=INT([.J13])" office:value-type="float" office:value="0" calcext:value-type="float">
            <text:p>0</text:p>
          </table:table-cell>
          <table:table-cell table:formula="of:=([.J13]-INT([.J13]))*1000" office:value-type="float" office:value="800" calcext:value-type="float">
            <text:p>800</text:p>
          </table:table-cell>
        </table:table-row>
        <table:table-row table:style-name="ro1">
          <table:table-cell table:number-columns-repeated="6"/>
          <table:table-cell office:value-type="float" office:value="450" calcext:value-type="float">
            <text:p>45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([.G14]+[.H14])/[.I14]" office:value-type="float" office:value="1.25" calcext:value-type="float">
            <text:p>1,25</text:p>
          </table:table-cell>
          <table:table-cell table:formula="of:=INT([.J14])" office:value-type="float" office:value="1" calcext:value-type="float">
            <text:p>1</text:p>
          </table:table-cell>
          <table:table-cell table:formula="of:=([.J14]-INT([.J14]))*1000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Segumiento 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tX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BufferProducto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id</text:p>
          </table:table-cell>
          <table:table-cell office:value-type="string" calcext:value-type="string">
            <text:p>producto_id</text:p>
          </table:table-cell>
          <table:table-cell office:value-type="string" calcext:value-type="string">
            <text:p>cantida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5">00/00/0000</text:date>, <text:time style:data-style-name="N2" text:time-value="08:20:39.23893827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5T00:22:52.186402184</meta:creation-date>
    <dc:date>2026-02-25T15:30:36.371889428</dc:date>
    <meta:editing-duration>PT7H17M11S</meta:editing-duration>
    <meta:editing-cycles>3</meta:editing-cycles>
    <meta:generator>LibreOffice/25.8.4.2$Linux_X86_64 LibreOffice_project/0366609b1de41a39e1896ae41e33c673f2a73802</meta:generator>
    <meta:document-statistic meta:table-count="1" meta:cell-count="57" meta:object-count="0"/>
  </office:meta>
</office:document-meta>
</file>